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/>
    </style:style>
    <style:style style:name="gr1" style:family="graphic">
      <style:graphic-properties draw:marker-end="" draw:marker-end-width="0.6cm" draw:textarea-horizontal-align="center" draw:textarea-vertical-align="bottom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textarea-horizontal-align="center" draw:textarea-vertical-align="middle"/>
    </style:style>
    <style:style style:name="gr4" style:family="graphic">
      <style:graphic-properties draw:marker-end="Symmetric_20_Arrow" draw:marker-end-width="0.6cm" draw:textarea-horizontal-align="center" draw:textarea-vertical-align="bottom"/>
    </style:style>
    <style:style style:name="gr5" style:family="graphic">
      <style:graphic-properties draw:marker-end="Symmetric_20_Arrow" draw:marker-end-width="0.6cm" draw:textarea-horizontal-align="center" draw:textarea-vertical-align="middle"/>
    </style:style>
    <style:style style:name="gr6" style:family="graphic">
      <style:graphic-properties draw:marker-start="Symmetric_20_Arrow" draw:marker-start-width="0.6cm" draw:marker-end="" draw:marker-end-width="0.2cm" draw:textarea-horizontal-align="center" draw:textarea-vertical-align="bottom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5"/>
          <table:table-cell table:style-name="ce1" office:value-type="string">
            <text:p><text:span text:style-name="T1">Eventswitch</text:span></text:p>
          </table:table-cell>
          <table:table-cell table:number-columns-repeated="5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8"/>
          <table:table-cell>
            <draw:line table:end-cell-address="Sheet1.K10" table:end-x="1.116cm" table:end-y="0.116cm" draw:z-index="8" draw:style-name="gr1" draw:text-style-name="P1" svg:x1="1.282cm" svg:y1="0.115cm" svg:x2="5.631cm" svg:y2="0.115cm">
              <text:p text:style-name="P1">BOARD_MOUSEMOVE</text:p>
            </draw:line>
            <draw:line table:end-cell-address="Sheet1.I12" table:end-x="1.256cm" table:end-y="0.275cm" draw:z-index="10" draw:style-name="gr2" draw:text-style-name="P1" svg:x1="1.254cm" svg:y1="1.178cm" svg:x2="1.255cm" svg:y2="0.142cm">
              <text:p/>
            </draw:line>
          </table:table-cell>
          <table:table-cell/>
          <table:table-cell>
            <draw:line table:end-cell-address="Sheet1.K14" table:end-x="1.116cm" table:end-y="0.328cm" draw:z-index="9" draw:style-name="gr2" draw:text-style-name="P1" svg:x1="1.115cm" svg:y1="2.134cm" svg:x2="1.115cm" svg:y2="0.115cm">
              <text:p/>
            </draw:line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draw:rect table:end-cell-address="Sheet1.D16" table:end-x="2.12cm" table:end-y="0.427cm" draw:z-index="0" draw:style-name="gr3" draw:text-style-name="P1" svg:width="4.571cm" svg:height="1.966cm" svg:x="2.064cm" svg:y="0.266cm">
              <text:p text:style-name="P1">NO_ACTION</text:p>
            </draw:rect>
          </table:table-cell>
          <table:table-cell table:number-columns-repeated="5"/>
          <table:table-cell>
            <draw:rect table:end-cell-address="Sheet1.J16" table:end-x="1.841cm" table:end-y="0.454cm" draw:z-index="1" draw:style-name="gr3" draw:text-style-name="P1" svg:width="4.571cm" svg:height="1.966cm" svg:x="1.786cm" svg:y="0.293cm">
              <text:p text:style-name="P1">DRAG_INFOBOX</text:p>
            </draw:rect>
          </table:table-cell>
          <table:table-cell table:number-columns-repeated="3"/>
        </table:table-row>
        <table:table-row table:style-name="ro1">
          <table:table-cell table:number-columns-repeated="3"/>
          <table:table-cell>
            <draw:line table:end-cell-address="Sheet1.H13" table:end-x="1.786cm" table:end-y="0.436cm" draw:z-index="6" draw:style-name="gr4" draw:text-style-name="P1" svg:x1="2.147cm" svg:y1="0.435cm" svg:x2="10.817cm" svg:y2="0.434cm">
              <text:p text:style-name="P1">INFO_BOX_HEAD_MOUSEDOWN</text:p>
            </draw:line>
          </table:table-cell>
          <table:table-cell table:number-columns-repeated="7"/>
        </table:table-row>
        <table:table-row table:style-name="ro1">
          <table:table-cell table:number-columns-repeated="9"/>
          <table:table-cell>
            <draw:line table:end-cell-address="Sheet1.K14" table:end-x="1.089cm" table:end-y="0.302cm" draw:z-index="11" draw:style-name="gr5" draw:text-style-name="P1" svg:x1="3.346cm" svg:y1="0.301cm" svg:x2="1.87cm" svg:y2="0.301cm">
              <text:p/>
            </draw:line>
          </table:table-cell>
          <table:table-cell/>
        </table:table-row>
        <table:table-row table:style-name="ro1">
          <table:table-cell table:number-columns-repeated="3"/>
          <table:table-cell>
            <draw:line table:end-cell-address="Sheet1.H15" table:end-x="1.786cm" table:end-y="0.41cm" draw:z-index="7" draw:style-name="gr6" draw:text-style-name="P1" svg:x1="2.147cm" svg:y1="0.409cm" svg:x2="10.817cm" svg:y2="0.408cm">
              <text:p text:style-name="P1">BOARD_MOUSEUP</text:p>
            </draw:line>
          </table:table-cell>
          <table:table-cell table:number-columns-repeated="7"/>
        </table:table-row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>
            <draw:rect table:end-cell-address="Sheet1.D25" table:end-x="2.175cm" table:end-y="0.429cm" draw:z-index="4" draw:style-name="gr3" draw:text-style-name="P1" svg:width="4.571cm" svg:height="1.966cm" svg:x="2.119cm" svg:y="0.269cm">
              <text:p text:style-name="P1">NO_ACTION</text:p>
            </draw:rect>
          </table:table-cell>
          <table:table-cell table:number-columns-repeated="5"/>
          <table:table-cell>
            <draw:rect table:end-cell-address="Sheet1.J26" table:end-x="1.926cm" table:end-y="0.03cm" draw:z-index="3" draw:style-name="gr3" draw:text-style-name="P1" svg:width="4.571cm" svg:height="1.966cm" svg:x="1.871cm" svg:y="0.321cm">
              <text:p text:style-name="P1">FLY_ARROW</text:p>
            </draw:rect>
          </table:table-cell>
          <table:table-cell table:number-columns-repeated="3"/>
        </table:table-row>
        <table:table-row table:style-name="ro1">
          <table:table-cell table:number-columns-repeated="3"/>
          <table:table-cell>
            <draw:line table:end-cell-address="Sheet1.H22" table:end-x="1.869cm" table:end-y="0.33cm" draw:z-index="12" draw:style-name="gr4" draw:text-style-name="P1" svg:x1="2.23cm" svg:y1="0.329cm" svg:x2="10.9cm" svg:y2="0.328cm">
              <text:p text:style-name="P1">INFO_BOX_ARROW_BTN_MOUSECLICK</text:p>
            </draw:line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>
            <draw:line table:end-cell-address="Sheet1.H24" table:end-x="1.87cm" table:end-y="0.304cm" draw:z-index="13" draw:style-name="gr6" draw:text-style-name="P1" svg:x1="2.231cm" svg:y1="0.303cm" svg:x2="10.901cm" svg:y2="0.302cm">
              <text:p text:style-name="P1">INFO_BOX_MOUSEUP</text:p>
            </draw:line>
          </table:table-cell>
          <table:table-cell table:number-columns-repeated="7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8"/>
          <table:table-cell>
            <draw:line table:end-cell-address="Sheet1.K30" table:end-x="1.173cm" table:end-y="0.381cm" draw:z-index="16" draw:style-name="gr1" draw:text-style-name="P1" svg:x1="1.339cm" svg:y1="0.38cm" svg:x2="5.688cm" svg:y2="0.38cm">
              <text:p text:style-name="P1">BOARD_MOUSEMOVE</text:p>
            </draw:line>
            <draw:line table:end-cell-address="Sheet1.I33" table:end-x="1.313cm" table:end-y="0.089cm" draw:z-index="18" draw:style-name="gr2" draw:text-style-name="P1" svg:x1="1.311cm" svg:y1="1.443cm" svg:x2="1.312cm" svg:y2="0.407cm">
              <text:p/>
            </draw:line>
          </table:table-cell>
          <table:table-cell/>
          <table:table-cell>
            <draw:line table:end-cell-address="Sheet1.K35" table:end-x="1.173cm" table:end-y="0.142cm" draw:z-index="17" draw:style-name="gr2" draw:text-style-name="P1" svg:x1="1.172cm" svg:y1="2.399cm" svg:x2="1.172cm" svg:y2="0.38cm">
              <text:p/>
            </draw:line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>
            <draw:rect table:end-cell-address="Sheet1.D37" table:end-x="2.149cm" table:end-y="0.269cm" draw:z-index="5" draw:style-name="gr3" draw:text-style-name="P1" svg:width="4.571cm" svg:height="1.966cm" svg:x="2.093cm" svg:y="0.108cm">
              <text:p text:style-name="P1">NO_ACTION</text:p>
            </draw:rect>
          </table:table-cell>
          <table:table-cell table:number-columns-repeated="5"/>
          <table:table-cell>
            <draw:rect table:end-cell-address="Sheet1.J37" table:end-x="1.899cm" table:end-y="0.297cm" draw:z-index="2" draw:style-name="gr3" draw:text-style-name="P1" svg:width="4.571cm" svg:height="1.966cm" svg:x="1.844cm" svg:y="0.136cm">
              <text:p text:style-name="P1">RESIZE_INFOBOX</text:p>
            </draw:rect>
          </table:table-cell>
          <table:table-cell table:number-columns-repeated="3"/>
        </table:table-row>
        <table:table-row table:style-name="ro1">
          <table:table-cell table:number-columns-repeated="3"/>
          <table:table-cell>
            <draw:line table:end-cell-address="Sheet1.H34" table:end-x="1.87cm" table:end-y="0.225cm" draw:z-index="14" draw:style-name="gr4" draw:text-style-name="P1" svg:x1="2.231cm" svg:y1="0.224cm" svg:x2="10.901cm" svg:y2="0.223cm">
              <text:p text:style-name="P1">INFO_BOX_RESIZE_BTN_MOUSEDOWN</text:p>
            </draw:line>
          </table:table-cell>
          <table:table-cell table:number-columns-repeated="7"/>
        </table:table-row>
        <table:table-row table:style-name="ro1">
          <table:table-cell table:number-columns-repeated="9"/>
          <table:table-cell>
            <draw:line table:end-cell-address="Sheet1.K35" table:end-x="1.146cm" table:end-y="0.116cm" draw:z-index="19" draw:style-name="gr5" draw:text-style-name="P1" svg:x1="3.403cm" svg:y1="0.115cm" svg:x2="1.927cm" svg:y2="0.115cm">
              <text:p/>
            </draw:line>
          </table:table-cell>
          <table:table-cell/>
        </table:table-row>
        <table:table-row table:style-name="ro1">
          <table:table-cell table:number-columns-repeated="3"/>
          <table:table-cell>
            <draw:line table:end-cell-address="Sheet1.H36" table:end-x="1.814cm" table:end-y="0.065cm" draw:z-index="15" draw:style-name="gr6" draw:text-style-name="P1" svg:x1="2.175cm" svg:y1="0.064cm" svg:x2="10.845cm" svg:y2="0.063cm">
              <text:p text:style-name="P1">BOARD_MOUSEUP</text:p>
            </draw:line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mall_20_Arrow" draw:display-name="Small Arrow" svg:viewBox="0 0 1321 3493" svg:d="m1321 3493h-1321l702-3493z"/>
    <draw:marker draw:name="Symmetric_20_Arrow" draw:display-name="Symmetric Arrow" svg:viewBox="0 0 1131 902" svg:d="m564 0-564 902h1131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1">11.10.2007</text:date>, <text:time>22:3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10-11T22:09:45</meta:creation-date>
    <dc:date>2007-10-11T22:27:48</dc:date>
    <dc:language>de-DE</dc:language>
    <meta:editing-cycles>2</meta:editing-cycles>
    <meta:editing-duration>PT2M52S</meta:editing-duration>
    <meta:user-defined meta:name="Info 1"/>
    <meta:user-defined meta:name="Info 2"/>
    <meta:user-defined meta:name="Info 3"/>
    <meta:user-defined meta:name="Info 4"/>
    <meta:document-statistic meta:table-count="3" meta:cell-count="1" meta:object-count="20"/>
  </office:meta>
</office:document-meta>
</file>